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300000015DEB060C4.png" manifest:media-type="image/png"/>
  <manifest:file-entry manifest:full-path="Pictures/1000000000000683000002AC6C31875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2" style:family="text">
      <style:text-properties fo:color="#000000" loext:opacity="100%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963cm" svg:height="0.564cm" svg:x="11.546cm" svg:y="2.656cm">
          <draw:text-box>
            <text:p text:style-name="P1"><text:span text:style-name="T1">PENAMBAHAN CCTV </text:span></text:p>
          </draw:text-box>
        </draw:frame>
        <draw:frame draw:style-name="gr2" draw:text-style-name="P3" draw:layer="layout" svg:width="23.989cm" svg:height="11.882cm" svg:x="2.54cm" svg:y="4.591cm">
          <draw:image xlink:href="Pictures/1000000000000683000002AC6C318755.png" xlink:type="simple" xlink:show="embed" xlink:actuate="onLoad" draw:mime-type="image/png">
            <text:p/>
          </draw:image>
        </draw:frame>
        <draw:frame draw:style-name="gr2" draw:text-style-name="P3" draw:layer="layout" svg:width="0.582cm" svg:height="0.244cm" draw:transform="rotate (-2.51868464355302) translate (9.01cm 7.011cm)">
          <draw:image xlink:href="Pictures/100000010000003300000015DEB060C4.png" xlink:type="simple" xlink:show="embed" xlink:actuate="onLoad" draw:mime-type="image/png">
            <text:p/>
          </draw:image>
        </draw:frame>
        <draw:frame draw:style-name="gr1" draw:text-style-name="P2" draw:layer="layout" svg:width="2.102cm" svg:height="0.564cm" svg:x="2.54cm" svg:y="3.681cm">
          <draw:text-box>
            <text:p text:style-name="P1"><text:span text:style-name="T2">SEALION </text:span></text:p>
          </draw:text-box>
        </draw:frame>
        <draw:frame draw:style-name="gr3" draw:text-style-name="P4" draw:layer="layout" svg:width="9.946cm" svg:height="2.809cm" svg:x="3.932cm" svg:y="16.8cm">
          <draw:text-box>
            <text:p>Diperlukan:</text:p>
            <text:p>1. Tarik kabel baru ke DP-C</text:p>
            <text:p>2. CCTV indoor model do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6cm" fo:margin-left="2.5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8T14:34:52.881000000</dc:date>
    <dc:creator>I Putu Gede Sujarta Jaya</dc:creator>
    <meta:editing-duration>PT2M15S</meta:editing-duration>
    <meta:editing-cycles>1</meta:editing-cycles>
    <meta:document-statistic meta:object-count="5"/>
    <meta:generator>LibreOffice/24.2.5.2$Windows_X86_64 LibreOffice_project/bffef4ea93e59bebbeaf7f431bb02b1a39ee8a59</meta:generator>
  </office:meta>
</office:document-meta>
</file>